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13cm" svg:height="0.762cm" svg:x="9.297cm" svg:y="0.254cm">
          <text:p text:style-name="P1"><text:span text:style-name="T1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175cm" svg:height="0.762cm" svg:x="8.916cm" svg:y="2.286cm">
          <text:p text:style-name="P1"><text:span text:style-name="T1">MENU UTA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175cm" svg:height="0.762cm" svg:x="1.651cm" svg:y="4.572cm">
          <text:p text:style-name="P2"><text:span text:style-name="T1">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175cm" svg:height="0.762cm" svg:x="5.334cm" svg:y="4.572cm">
          <text:p text:style-name="P2"><text:span text:style-name="T1">TIME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175cm" svg:height="0.762cm" svg:x="8.916cm" svg:y="4.572cm">
          <text:p text:style-name="P2"><text:span text:style-name="T1">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175cm" svg:height="0.762cm" svg:x="12.446cm" svg:y="4.572cm">
          <text:p text:style-name="P2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3.175cm" svg:height="0.762cm" svg:x="16.002cm" svg:y="4.572cm">
          <text:p text:style-name="P2"><text:span text:style-name="T1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503cm" svg:y1="1.016cm" svg:x2="10.503cm" svg:y2="2.286cm" draw:start-shape="id1" draw:start-glue-point="2" draw:end-shape="id2" svg:d="m10503 1016v1270" svg:viewBox="0 0 1 1271">
          <text:p/>
        </draw:connector>
        <draw:connector draw:style-name="gr2" draw:text-style-name="P1" draw:layer="layout" svg:x1="10.503cm" svg:y1="3.048cm" svg:x2="6.921cm" svg:y2="4.572cm" draw:start-shape="id2" draw:start-glue-point="2" draw:end-shape="id3" svg:d="m10503 3048v762h-3582v762" svg:viewBox="0 0 3583 1525">
          <text:p/>
        </draw:connector>
        <draw:connector draw:style-name="gr2" draw:text-style-name="P1" draw:layer="layout" svg:x1="10.503cm" svg:y1="3.048cm" svg:x2="10.503cm" svg:y2="4.572cm" draw:start-shape="id2" draw:start-glue-point="2" draw:end-shape="id4" svg:d="m10503 3048v1524" svg:viewBox="0 0 1 1525">
          <text:p/>
        </draw:connector>
        <draw:connector draw:style-name="gr2" draw:text-style-name="P1" draw:layer="layout" svg:x1="10.503cm" svg:y1="3.048cm" svg:x2="14.033cm" svg:y2="4.572cm" draw:start-shape="id2" draw:start-glue-point="2" draw:end-shape="id5" draw:end-glue-point="0" svg:d="m10503 3048v762h3530v762" svg:viewBox="0 0 3531 1525">
          <text:p/>
        </draw:connector>
        <draw:connector draw:style-name="gr2" draw:text-style-name="P1" draw:layer="layout" svg:x1="10.503cm" svg:y1="3.048cm" svg:x2="17.589cm" svg:y2="4.572cm" draw:start-shape="id2" draw:start-glue-point="2" draw:end-shape="id6" draw:end-glue-point="0" svg:d="m10503 3048v762h7086v762" svg:viewBox="0 0 7087 1525">
          <text:p/>
        </draw:connector>
        <draw:connector draw:style-name="gr3" draw:text-style-name="P1" draw:layer="layout" svg:x1="10.503cm" svg:y1="3.048cm" svg:x2="3.238cm" svg:y2="4.572cm" draw:start-shape="id2" draw:end-shape="id7" draw:end-glue-point="0" svg:d="m10503 3048v762h-7265v762" svg:viewBox="0 0 7266 1525">
          <text:p/>
        </draw:connector>
        <draw:custom-shape draw:style-name="gr1" draw:text-style-name="P2" xml:id="id8" draw:id="id8" draw:layer="layout" svg:width="3.175cm" svg:height="0.762cm" svg:x="16.002cm" svg:y="6.604cm">
          <text:p text:style-name="P2"><text:span text:style-name="T1">MAN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3.175cm" svg:height="0.762cm" svg:x="16.002cm" svg:y="8.382cm">
          <text:p text:style-name="P2"><text:span text:style-name="T1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7.589cm" svg:y1="5.334cm" svg:x2="17.589cm" svg:y2="6.604cm" draw:start-shape="id6" draw:start-glue-point="2" draw:end-shape="id8" svg:d="m17589 5334v1270" svg:viewBox="0 0 1 1271">
          <text:p/>
        </draw:connector>
        <draw:connector draw:style-name="gr2" draw:text-style-name="P1" draw:layer="layout" svg:x1="17.589cm" svg:y1="7.366cm" svg:x2="17.589cm" svg:y2="8.382cm" draw:start-shape="id8" draw:start-glue-point="2" draw:end-shape="id9" draw:end-glue-point="0" svg:d="m17589 7366v1016" svg:viewBox="0 0 1 1017">
          <text:p/>
        </draw:connector>
        <draw:connector draw:style-name="gr2" draw:text-style-name="P1" draw:layer="layout" svg:x1="19.177cm" svg:y1="8.763cm" svg:x2="11.71cm" svg:y2="0.635cm" draw:start-shape="id9" draw:start-glue-point="1" draw:end-shape="id1" draw:end-glue-point="1" svg:d="m19177 8763h500v-8128h-7967" svg:viewBox="0 0 7968 8129">
          <text:p/>
        </draw:connector>
        <draw:custom-shape draw:style-name="gr1" draw:text-style-name="P2" draw:layer="layout" svg:width="3.175cm" svg:height="0.762cm" svg:x="1.678cm" svg:y="6.577cm">
          <text:p text:style-name="P2"><text:span text:style-name="T1">CH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302cm" svg:y1="5.334cm" svg:x2="3.302cm" svg:y2="6.604cm" svg:d="m3302 5334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006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 </meta:initial-creator>
    <meta:creation-date>2013-11-27T18:42:14</meta:creation-date>
    <dc:date>2013-11-27T21:42:29</dc:date>
    <dc:creator>mit </dc:creator>
    <meta:editing-duration>PT2H57M44S</meta:editing-duration>
    <meta:editing-cycles>46</meta:editing-cycles>
    <meta:generator>LibreOffice/4.0.2.2$Linux_x86 LibreOffice_project/400m0$Build-2</meta:generator>
    <meta:document-statistic meta:object-count="20"/>
  </office:meta>
</office:document-meta>
</file>